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53.3mm"/>
    </style:style>
    <style:style style:name="co7" style:family="table-column">
      <style:table-column-properties fo:break-before="auto" style:column-width="34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Y&quot;" style:apply-style-name="Good" style:base-cell-address="Sheet1.C2"/>
      <style:map style:condition="cell-content()=&quot;N&quot;" style:apply-style-name="Bad" style:base-cell-address="Sheet1.C2"/>
      <style:map style:condition="cell-content()=0" style:apply-style-name="Bad" style:base-cell-address="Sheet1.C2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ABI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1-R methanol solvate hydrate</text:p>
          </table:table-cell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ABIL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1 diethyl ether solvate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ABILIJ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 1,4-dioxane dichloromethane solvate</text:p>
          </table:table-cell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ABILO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methanol solvate hydrate</text:p>
          </table:table-cell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ABILUV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methanol solvate</text:p>
          </table:table-cell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ABI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solvate</text:p>
          </table:table-cell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ABIME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A lot of disorder present in this cage back bone.</text:p>
          </table:table-cell>
          <table:table-cell office:value-type="string" calcext:value-type="string">
            <text:p>rac-TCC2 acetone dichloromethane solvate</text:p>
          </table:table-cell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ABIM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acetone dichloromethane solvate hydrate</text:p>
          </table:table-cell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ABIMO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age disordered by symmetry</text:p>
          </table:table-cell>
          <table:table-cell office:value-type="string" calcext:value-type="string">
            <text:p>rac-TCC2 isopropanol dichloromethane solvate</text:p>
          </table:table-cell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ABIM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hydrate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ABINE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Significant disorder in Cage</text:p>
          </table:table-cell>
          <table:table-cell office:value-type="string" calcext:value-type="string">
            <text:p>TCC2-S TCC3-R dichloromethane 1,4-dioxane solvate</text:p>
          </table:table-cell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ABIN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diethyl ether solvate hydrate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ABIPA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tridecakis(dinitrogen)</text:p>
          </table:table-cell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ABIP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hydrate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ABIQI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AFJ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alactosaminium cucurbit[7]uril dihydrogen phosphate phosphoric acid ethanol solvate nonahydrate</text:p>
          </table:table-cell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AFJE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lucosaminium cucurbit[7]uril dihydrogen phosphate phosphoric acid ethanol solvate hydrate</text:p>
          </table:table-cell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ANH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02/anie.201610782</text:p>
          </table:table-cell>
          <table:table-cell office:value-type="string" calcext:value-type="string">
            <text:p>THF solvent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AXFO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DEDTO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DEDT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DEDVA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DEDVE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DENMI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DENMU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DENNA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705713</text:p>
          </table:table-cell>
          <table:table-cell office:value-type="string" calcext:value-type="string">
            <text:p>Severe disorder in cage</text:p>
          </table:table-cell>
          <table:table-cell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GICGU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21/acs.cgd.7b01422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IFAJ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IFAJ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IFAK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IFAK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IFA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IYE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IYEM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IYEMI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KEN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39/C7ME0009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MAGJ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5b1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PAWSE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PAWSI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(1,3-dioxoisoindol-2-yl)-γ-cyclodextrin unknown solvate dihydrate</text:p>
          </table:table-cell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PIFHI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HUK.cif</text:p>
          </table:table-cell>
          <table:table-cell office:value-type="string" calcext:value-type="string">
            <text:p>PIF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PIFJ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PIFJ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PIFJ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Non-porous</text:p>
          </table:table-cell>
          <table:table-cell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PIFJ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PIFJ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PIFKA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PIFKE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PIFKI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KOH.cif</text:p>
          </table:table-cell>
          <table:table-cell office:value-type="string" calcext:value-type="string">
            <text:p>PIFKO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UN.cif</text:p>
          </table:table-cell>
          <table:table-cell office:value-type="string" calcext:value-type="string">
            <text:p>PIFKU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PIFT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PIFTU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PIFV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PIFV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PIFVI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PIFV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PIFV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PIFWAF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REGD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REHC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RELZE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RELZI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RELZ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RELZ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REMBA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REMBE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SAVY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02/chem.20170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SENN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SENP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SENPI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SENP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SENQA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SEN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SEN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SEN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SENQU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SENRA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SEN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TASP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TASQA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TASQ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TASQI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XAM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XAM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XAM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XAM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XAYMO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XAYMU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YEZ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bis(1,3-dimethylbenzene) clathrate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YEZMAU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3-dimethylbenzene clathrate</text:p>
          </table:table-cell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YEZ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4,9,14,19,24,29,31,33,35,37,39,41-dodecaethoxypillar[6]arene 1,2-dimethylbenzene clathrate</text:p>
          </table:table-cell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YEZMO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4-dimethylbenzene clathrate</text:p>
          </table:table-cell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YEZMU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4-dimethylbenzene clathrate</text:p>
          </table:table-cell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YEZNA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3-dimethylbenzene clathrate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YIGQEN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oronate ester cage</text:p>
          </table:table-cell>
          <table:table-cell/>
        </table:table-row>
        <calcext:conditional-formats>
          <calcext:conditional-format calcext:target-range-address="Sheet1.E109:Sheet1.E109">
            <calcext:condition calcext:apply-style-name="Good" calcext:value="begins-with(&quot;Y&quot;)" calcext:base-cell-address="Sheet1.E109"/>
          </calcext:conditional-format>
          <calcext:conditional-format calcext:target-range-address="Sheet1.C2:Sheet1.E109">
            <calcext:condition calcext:apply-style-name="Good" calcext:value="=&quot;Y&quot;" calcext:base-cell-address="Sheet1.C2"/>
            <calcext:condition calcext:apply-style-name="Bad" calcext:value="=&quot;N&quot;" calcext:base-cell-address="Sheet1.C2"/>
            <calcext:condition calcext:apply-style-name="Bad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3-19T17:43:42.275679352</dc:date>
    <meta:editing-duration>P1DT1H38M27S</meta:editing-duration>
    <meta:editing-cycles>260</meta:editing-cycles>
    <meta:document-statistic meta:table-count="1" meta:cell-count="720" meta:object-count="0"/>
  </office:meta>
</office:document-meta>
</file>